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fo:color="#666666" style:font-name="Courier" fo:font-size="10pt" officeooo:rsid="00198a36" officeooo:paragraph-rsid="00203a39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color="#666666" style:font-name="Courier" fo:font-size="10pt" officeooo:rsid="00198a36" officeooo:paragraph-rsid="00203a39" style:font-size-asian="10pt" style:font-size-complex="10pt"/>
    </style:style>
    <style:style style:name="P3" style:family="paragraph" style:parent-style-name="Standard">
      <style:text-properties officeooo:paragraph-rsid="00203a39"/>
    </style:style>
    <style:style style:name="P4" style:family="paragraph" style:parent-style-name="Standard">
      <style:text-properties style:text-position="0% 100%" fo:font-weight="normal" officeooo:rsid="001d77ef" officeooo:paragraph-rsid="001d77ef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f4449" officeooo:paragraph-rsid="001f4449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1f4e0c" officeooo:paragraph-rsid="001f4e0c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1f4e0c" officeooo:paragraph-rsid="00235a0d" style:font-weight-asian="normal" style:font-weight-complex="normal"/>
    </style:style>
    <style:style style:name="P8" style:family="paragraph" style:parent-style-name="Footer">
      <style:paragraph-properties fo:text-align="end" style:justify-single-word="false"/>
      <style:text-properties officeooo:paragraph-rsid="00203a39"/>
    </style:style>
    <style:style style:name="P9" style:family="paragraph" style:parent-style-name="Standard">
      <style:text-properties style:text-position="0% 100%" fo:font-weight="normal" officeooo:rsid="001d77ef" officeooo:paragraph-rsid="001d77e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fo:font-weight="normal" officeooo:rsid="001d77ef" officeooo:paragraph-rsid="001d77ef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position="0% 100%" fo:font-weight="normal" officeooo:rsid="001d77ef" officeooo:paragraph-rsid="0037bb7d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1d77ef" officeooo:paragraph-rsid="0037bb7d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1f4e0c" officeooo:paragraph-rsid="001f4e0c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1f4e0c" officeooo:paragraph-rsid="00235a0d" style:font-weight-asian="normal" style:font-weight-complex="normal"/>
    </style:style>
    <style:style style:name="P15" style:family="paragraph" style:parent-style-name="Standard" style:list-style-name="L2">
      <style:text-properties style:text-position="0% 100%" fo:font-weight="normal" officeooo:rsid="001f4e0c" officeooo:paragraph-rsid="00235a0d" style:font-weight-asian="normal" style:font-weight-complex="normal"/>
    </style:style>
    <style:style style:name="P16" style:family="paragraph" style:parent-style-name="Standard" style:list-style-name="L2">
      <style:text-properties style:text-position="0% 100%" fo:font-weight="normal" officeooo:rsid="001f4e0c" officeooo:paragraph-rsid="001f4e0c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1f4e0c" officeooo:paragraph-rsid="0034c13a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262902" officeooo:paragraph-rsid="00262902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2aad04" officeooo:paragraph-rsid="002aad04" style:font-weight-asian="bold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officeooo:rsid="002aad04" officeooo:paragraph-rsid="002aad0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c119f" officeooo:paragraph-rsid="002c119f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2c119f" officeooo:paragraph-rsid="002c119f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2dc479" officeooo:paragraph-rsid="002dc479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37dce0" officeooo:paragraph-rsid="0037dce0" style:font-weight-asian="normal" style:font-weight-complex="normal"/>
    </style:style>
    <style:style style:name="P25" style:family="paragraph" style:parent-style-name="Standard" style:list-style-name="L1">
      <style:text-properties officeooo:paragraph-rsid="001d77ef"/>
    </style:style>
    <style:style style:name="P26" style:family="paragraph" style:parent-style-name="Standard" style:list-style-name="L1">
      <style:text-properties officeooo:rsid="00279b3d" officeooo:paragraph-rsid="00279b3d"/>
    </style:style>
    <style:style style:name="P27" style:family="paragraph" style:parent-style-name="Standard" style:list-style-name="L1">
      <style:paragraph-properties fo:text-align="center" style:justify-single-word="false"/>
      <style:text-properties officeooo:rsid="00279b3d" officeooo:paragraph-rsid="00279b3d"/>
    </style:style>
    <style:style style:name="P28" style:family="paragraph" style:parent-style-name="Standard">
      <style:paragraph-properties fo:text-align="start" style:justify-single-word="false"/>
      <style:text-properties officeooo:rsid="00279b3d" officeooo:paragraph-rsid="00279b3d"/>
    </style:style>
    <style:style style:name="P29" style:family="paragraph" style:parent-style-name="Standard">
      <style:paragraph-properties fo:text-align="center" style:justify-single-word="false" fo:break-before="page"/>
      <style:text-properties style:text-position="0% 100%" style:text-underline-style="solid" style:text-underline-width="auto" style:text-underline-color="font-color" fo:font-weight="bold" officeooo:rsid="002a0896" officeooo:paragraph-rsid="002a0896" style:font-weight-asian="bold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style:text-position="0% 100%" style:text-underline-style="solid" style:text-underline-width="auto" style:text-underline-color="font-color" fo:font-weight="bold" officeooo:rsid="002aad04" officeooo:paragraph-rsid="002aad04" style:font-weight-asian="bold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style:text-position="0% 100%" style:text-underline-style="solid" style:text-underline-width="auto" style:text-underline-color="font-color" fo:font-weight="bold" officeooo:rsid="002c119f" officeooo:paragraph-rsid="002c119f" style:font-weight-asian="bold" style:font-weight-complex="bold"/>
    </style:style>
    <style:style style:name="T1" style:family="text">
      <style:text-properties officeooo:rsid="00203a39"/>
    </style:style>
    <style:style style:name="T2" style:family="text">
      <style:text-properties officeooo:rsid="00262902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fo:font-weight="normal" officeooo:rsid="00262902" style:font-weight-asian="normal" style:font-weight-complex="normal"/>
    </style:style>
    <style:style style:name="T5" style:family="text">
      <style:text-properties style:text-position="0% 100%" fo:font-weight="normal" officeooo:rsid="00279b3d" style:font-weight-asian="normal" style:font-weight-complex="normal"/>
    </style:style>
    <style:style style:name="T6" style:family="text">
      <style:text-properties style:text-position="0% 100%" fo:font-weight="normal" officeooo:rsid="0036e5ba" style:font-weight-asian="normal" style:font-weight-complex="normal"/>
    </style:style>
    <style:style style:name="T7" style:family="text">
      <style:text-properties style:text-position="0% 100%" fo:font-weight="normal" officeooo:rsid="0037bb7d" style:font-weight-asian="normal" style:font-weight-complex="normal"/>
    </style:style>
    <style:style style:name="T8" style:family="text">
      <style:text-properties style:text-position="0% 100%" fo:font-weight="normal" officeooo:rsid="0037dce0" style:font-weight-asian="normal" style:font-weight-complex="normal"/>
    </style:style>
    <style:style style:name="T9" style:family="text">
      <style:text-properties style:text-position="0% 100%" fo:font-style="italic" fo:font-weight="normal" officeooo:rsid="0037bb7d" style:font-style-asian="italic" style:font-weight-asian="normal" style:font-style-complex="italic" style:font-weight-complex="normal"/>
    </style:style>
    <style:style style:name="T10" style:family="text">
      <style:text-properties style:text-position="0% 100%" fo:font-style="normal" fo:font-weight="normal" officeooo:rsid="0037bb7d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officeooo:rsid="0037bb7d" style:font-style-asian="italic" style:font-style-complex="italic"/>
    </style:style>
    <style:style style:name="T13" style:family="text">
      <style:text-properties officeooo:rsid="0030e02c"/>
    </style:style>
    <style:style style:name="T14" style:family="text">
      <style:text-properties officeooo:rsid="0034c13a"/>
    </style:style>
    <style:style style:name="T15" style:family="text">
      <style:text-properties officeooo:rsid="0036e5ba"/>
    </style:style>
    <style:style style:name="T16" style:family="text">
      <style:text-properties officeooo:rsid="0037bb7d"/>
    </style:style>
    <style:style style:name="T17" style:family="text">
      <style:text-properties fo:font-style="normal" officeooo:rsid="0037bb7d" style:font-style-asian="normal" style:font-style-complex="normal"/>
    </style:style>
    <style:style style:name="T18" style:family="text">
      <style:text-properties officeooo:rsid="0039a57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QUESTION 1</text:p>
      <text:list xml:id="list8216675939654953524" text:style-name="L1">
        <text:list-item>
          <text:p text:style-name="P25"><text:span text:style-name="T4">Penalty is -</text:span><text:span text:style-name="T5">1</text:span><text:span text:style-name="T4"> cycle since the target instruction for an unconditional branch is </text:span><text:span text:style-name="T5">available </text:span><text:span text:style-name="T8">and can be decoded without having to fetch it</text:span><text:span text:style-name="T5">. </text:span><text:span text:style-name="T8">This saves one cycle of fetching the instruction.</text:span></text:p>
          <text:p text:style-name="P25"><text:span text:style-name="T4"><text:s/></text:span></text:p>
        </text:list-item>
        <text:list-item>
          <text:p text:style-name="P26"><text:span text:style-name="T4">B</text:span><text:span text:style-name="T3">y using unconditional branch folding we will manage to save on the one cycle penalty. This improvement will apply to 90% (target address cache hit probability) of the 5% unconditional branch instructions. The other 10% (cache miss) unconditional branches will suffer a penalty of 2 cycles. Thus, the improvement we achieve for unconditional branches is</text:span></text:p>
          <text:p text:style-name="P27"><text:span text:style-name="T3"><draw:frame draw:style-name="fr1" draw:name="Object1" text:anchor-type="as-char" svg:y="-0.152in" svg:width="4.5071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</text:list>
      <text:p text:style-name="P28"><text:span text:style-name="T3"><text:tab/></text:span><text:span text:style-name="T6">For a benefit </text:span><text:span text:style-name="T7">versus the cache storing the target address instead of the instruction, the hit rate </text:span><text:span text:style-name="T9">x</text:span><text:span text:style-name="T10"> <text:tab/>is</text:span></text:p>
      <text:p text:style-name="P10"><text:tab/><draw:frame draw:style-name="fr1" draw:name="Object9" text:anchor-type="as-char" svg:y="-0.3307in" svg:width="4.7744in" svg:height="0.6028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12"><text:tab/><text:span text:style-name="T15">For a benefit versus no branch caching, the hit rate </text:span><text:span text:style-name="T12">x</text:span><text:span text:style-name="T17"> is</text:span></text:p>
      <text:p text:style-name="P12"><text:span text:style-name="T17"/></text:p>
      <text:p text:style-name="P11"><text:tab/><draw:frame draw:style-name="fr1" draw:name="Object10" text:anchor-type="as-char" svg:y="-0.3307in" svg:width="4.8929in" svg:height="0.6028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5"><text:tab/><text:span text:style-name="T16">Thus, a non-zero hit rate will yield benefits in this comparison.</text:span></text:p>
      <text:p text:style-name="P5"/>
      <text:p text:style-name="P29">QUESTION 2</text:p>
      <text:p text:style-name="P6"/>
      <text:p text:style-name="P6"/>
      <text:p text:style-name="P6"><draw:frame draw:style-name="fr2" draw:name="Object2" text:anchor-type="paragraph" svg:width="3.0862in" svg:height="0.67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list xml:id="list2899916694845605877" text:style-name="L2">
        <text:list-item>
          <text:p text:style-name="P15"/>
          <text:p text:style-name="P15"><text:s/></text:p>
          <text:p text:style-name="P15"/>
          <text:p text:style-name="P15"><draw:frame draw:style-name="fr2" draw:name="Object3" text:anchor-type="paragraph" svg:width="4.9465in" svg:height="1.0189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><text:tab/><text:span text:style-name="T14">Cycles per cache-inquiry instruction = 1.8556</text:span></text:p>
      <text:p text:style-name="P6"/>
      <text:p text:style-name="P6"/>
      <text:list xml:id="list143427786161535" text:continue-numbering="true" text:style-name="L2">
        <text:list-item>
          <text:p text:style-name="P16"><text:s/></text:p>
          <text:p text:style-name="P16"/>
        </text:list-item>
      </text:list>
      <text:p text:style-name="P6"><draw:frame draw:style-name="fr2" draw:name="Object4" text:anchor-type="paragraph" svg:width="4.9465in" svg:height="1.018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17"><text:tab/><text:span text:style-name="T14">Cycles per cache-inquiry instruction = 1.7665</text:span></text:p>
      <text:p text:style-name="P6"/>
      <text:p text:style-name="P6"/>
      <text:p text:style-name="P6"/>
      <text:p text:style-name="P6"/>
      <text:p text:style-name="P30">QUESTION 3</text:p>
      <text:p text:style-name="P19"/>
      <text:list xml:id="list7900582289189424797" text:style-name="L3">
        <text:list-item>
          <text:p text:style-name="P20"><text:s/></text:p>
          <text:p text:style-name="P20"/>
          <text:p text:style-name="P20"/>
          <text:p text:style-name="P20"><draw:frame draw:style-name="fr2" draw:name="Object5" text:anchor-type="paragraph" svg:width="5.9665in" svg:height="3.2008in" draw:z-index="4"><draw:object xlink:href="./Object 5" xlink:type="simple" xlink:show="embed" xlink:actuate="onLoad"/><draw:image xlink:href="./ObjectReplacements/Object 5" xlink:type="simple" xlink:show="embed" xlink:actuate="onLoad"/></draw:frame> </text:p>
          <text:p text:style-name="P20"><text:s/></text:p>
        </text:list-item>
        <text:list-item>
          <text:p text:style-name="P20"><text:s/></text:p>
          <text:p text:style-name="P20"/>
        </text:list-item>
        <text:list-item>
          <text:p text:style-name="P20"><draw:frame draw:style-name="fr3" draw:name="Object6" text:anchor-type="paragraph" svg:y="0.0008in" svg:width="6.3339in" svg:height="3.3445in" draw:z-index="5"><draw:object xlink:href="./Object 6" xlink:type="simple" xlink:show="embed" xlink:actuate="onLoad"/><draw:image xlink:href="./ObjectReplacements/Object 6" xlink:type="simple" xlink:show="embed" xlink:actuate="onLoad"/></draw:frame><text:soft-page-break/> </text:p>
          <text:p text:style-name="P20"/>
          <text:p text:style-name="P20"><draw:frame draw:style-name="fr3" draw:name="Object7" text:anchor-type="paragraph" svg:y="0.002in" svg:width="5.8547in" svg:height="3.178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</text:list>
      <text:p text:style-name="P31">QUESTION 4</text:p>
      <text:p text:style-name="P21"/>
      <text:list xml:id="list2307224195067659562" text:style-name="L4">
        <text:list-item>
          <text:p text:style-name="P22"><text:s/>The write bus width for L2 <text:span text:style-name="T13">c</text:span>ache is 16 bytes. Hence to achieve maximum benefit the width of every write buffer entry should be <text:span text:style-name="T11">16 bytes</text:span>. </text:p>
          <text:p text:style-name="P22"><text:s/></text:p>
        </text:list-item>
        <text:list-item>
          <text:p text:style-name="P23">A 64 bit store translates to 8 bytes. A write buffer entry is 16 bytes in width, which is also the width of the L2 <text:span text:style-name="T13">c</text:span>ache write bus. In case of non-merging buffer only one store result will be written to a buffer entry which in turn will be written to L2 cache. A merging write buffer will allow two 64 bit store results to be accommodated in one buffer entry. Thus, twice the throughput of non-merging write buffer can be achieved. Hence, <text:span text:style-name="T11">speedup will be 2</text:span>.</text:p>
          <text:p text:style-name="P23"><text:s/></text:p>
        </text:list-item>
        <text:list-item>
          <text:p text:style-name="P24">In blocking L1 cache less number of write buffer entries are required as hit rate decreases. <text:span text:style-name="T18">This is because when instructions are blocked because of a miss, the write buffer entries are being asynchronously written out.</text:span> In non-blocking cases the number of write buffer entries required are governed by frequency of store instructions and not by the hit ra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vertical-align="middle" fo:padding="0.0382in" fo:border-left="none" fo:border-right="none" fo:border-top="none" fo:border-bottom="0.05pt solid #4c4c4c"/>
    </style:style>
    <style:style style:name="MP1" style:family="paragraph" style:parent-style-name="Table_20_Contents">
      <style:text-properties fo:color="#666666" style:font-name="Courier" fo:font-size="10pt" officeooo:rsid="00198a36" officeooo:paragraph-rsid="00203a39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color="#666666" style:font-name="Courier" fo:font-size="10pt" officeooo:rsid="00198a36" officeooo:paragraph-rsid="00203a39" style:font-size-asian="10pt" style:font-size-complex="10pt"/>
    </style:style>
    <style:style style:name="MP3" style:family="paragraph" style:parent-style-name="Standard">
      <style:text-properties officeooo:paragraph-rsid="00203a39"/>
    </style:style>
    <style:style style:name="MP4" style:family="paragraph" style:parent-style-name="Footer">
      <style:paragraph-properties fo:text-align="end" style:justify-single-word="false"/>
      <style:text-properties officeooo:paragraph-rsid="00203a39"/>
    </style:style>
    <style:style style:name="MT1" style:family="text">
      <style:text-properties officeooo:rsid="00262902"/>
    </style:style>
    <style:style style:name="MT2" style:family="text">
      <style:text-properties officeooo:rsid="00203a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CMSC 611 – Assignment <text:span text:style-name="MT1">4</text:span></text:p>
            </table:table-cell>
            <table:table-cell table:style-name="Table1.A1" office:value-type="string">
              <text:p text:style-name="MP2">Akshay Peshave (DA74652)<text:span text:style-name="MT2">[Initials: AX]</text:span></text:p>
            </table:table-cell>
          </table:table-row>
        </table:table>
        <text:p text:style-name="MP3"/>
      </style:header>
      <style:footer>
        <text:p text:style-name="MP4"><text:page-number text:select-page="current">5</text:page-number>/<text:page-count>5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xe </meta:initial-creator>
    <meta:creation-date>2014-03-24T10:01:54.883706828</meta:creation-date>
    <dc:date>2014-05-01T14:34:26.886435704</dc:date>
    <dc:creator>axxe </dc:creator>
    <meta:editing-duration>PT18H49M12S</meta:editing-duration>
    <meta:editing-cycles>30</meta:editing-cycles>
    <meta:generator>LibreOffice/4.1.3.2$Linux_X86_64 LibreOffice_project/410m0$Build-2</meta:generator>
    <meta:document-statistic meta:table-count="1" meta:image-count="0" meta:object-count="9" meta:page-count="5" meta:paragraph-count="31" meta:word-count="339" meta:character-count="1950" meta:non-whitespace-character-count="1617"/>
  </office:meta>
</office:document-meta>
</file>

<file path=Object 1/content.xml><?xml version="1.0" encoding="utf-8"?>
<math xmlns="http://www.w3.org/1998/Math/MathML">
  <semantics>
    <mrow>
      <mrow>
        <mrow>
          <mrow>
            <mo stretchy="false">(</mo>
            <mrow>
              <mrow>
                <mrow>
                  <mn>0.05</mn>
                  <mo stretchy="false">∗</mo>
                  <mn>0.9</mn>
                </mrow>
                <mo stretchy="false">∗</mo>
                <mn>1</mn>
              </mrow>
            </mrow>
            <mo stretchy="false">)</mo>
          </mrow>
          <mo stretchy="false">−</mo>
          <mrow>
            <mo stretchy="false">(</mo>
            <mrow>
              <mrow>
                <mrow>
                  <mn>0.05</mn>
                  <mo stretchy="false">∗</mo>
                  <mn>0.1</mn>
                </mrow>
                <mo stretchy="false">∗</mo>
                <mn>2</mn>
              </mrow>
            </mrow>
            <mo stretchy="false">)</mo>
          </mrow>
        </mrow>
        <mo stretchy="false">=</mo>
        <mn>0.035</mn>
      </mrow>
      <mrow>
        <mi mathvariant="italic">cycles</mi>
        <mo stretchy="false">/</mo>
        <mi mathvariant="italic">unconditional</mi>
      </mrow>
      <mi mathvariant="italic">branch</mi>
    </mrow>
    <annotation encoding="StarMath 5.0">(0.05 * 0.9 * 1) - (0.05*0.1*2) = 0.035 cycles/unconditional branch</annotation>
  </semantics>
</math>
</file>

<file path=Object 10/content.xml><?xml version="1.0" encoding="utf-8"?>
<math xmlns="http://www.w3.org/1998/Math/MathML">
  <semantics>
    <mtable>
      <mtr>
        <mtd>
          <mrow>
            <mrow>
              <mrow>
                <mo stretchy="false">(</mo>
                <mrow>
                  <mrow>
                    <mrow>
                      <mn>0.05</mn>
                      <mo stretchy="false">∗</mo>
                      <mrow>
                        <mfrac>
                          <mi>x</mi>
                          <mn>100</mn>
                        </mfrac>
                      </mrow>
                    </mrow>
                    <mo stretchy="false">∗</mo>
                    <mn>1</mn>
                  </mrow>
                </mrow>
                <mo stretchy="false">)</mo>
              </mrow>
              <mo stretchy="false">−</mo>
              <mrow>
                <mo stretchy="false">(</mo>
                <mrow>
                  <mrow>
                    <mrow>
                      <mn>0.05</mn>
                      <mo stretchy="false">∗</mo>
                      <mrow>
                        <mfrac>
                          <mrow>
                            <mo stretchy="false">(</mo>
                            <mrow>
                              <mrow>
                                <mn>1</mn>
                                <mo stretchy="false">−</mo>
                                <mi>x</mi>
                              </mrow>
                            </mrow>
                            <mo stretchy="false">)</mo>
                          </mrow>
                          <mn>100</mn>
                        </mfrac>
                      </mrow>
                    </mrow>
                    <mo stretchy="false">∗</mo>
                    <mn>2</mn>
                  </mrow>
                </mrow>
                <mo stretchy="false">)</mo>
              </mrow>
            </mrow>
            <mrow>
              <mi/>
              <mo stretchy="false">&gt;</mo>
              <mrow>
                <mi/>
                <mo stretchy="false">−</mo>
                <mn>1</mn>
              </mrow>
            </mrow>
            <mi/>
            <mrow>
              <mi mathvariant="italic">cycles</mi>
              <mo stretchy="false">/</mo>
              <mi mathvariant="italic">unconditional</mi>
            </mrow>
            <mi mathvariant="italic">branch</mi>
          </mrow>
        </mtd>
      </mtr>
      <mtr>
        <mtd>
          <mrow>
            <mi/>
            <mi>x</mi>
            <mrow>
              <mi/>
              <mo stretchy="false">&gt;</mo>
              <mrow>
                <mi/>
                <mo stretchy="false">−</mo>
                <mn>6</mn>
              </mrow>
            </mrow>
            <mtext>%</mtext>
          </mrow>
        </mtd>
      </mtr>
    </mtable>
    <annotation encoding="StarMath 5.0">(0.05 * {x over 100} * 1) - (0.05* {(1-x) over 100} *2) ~&gt;~-1 ~cycles/unconditional branch
newline
~~~~~~~~~~~~~~~~~~~~~~~~~~~~~~~~~`x~&gt;~-6"%"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Q2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>
            <text:p>Cache Usage</text:p>
          </table:table-cell>
          <table:table-cell table:style-name="ce3" office:value-type="string" calcext:value-type="string">
            <text:p>Instruction(s)</text:p>
          </table:table-cell>
          <table:table-cell table:style-name="ce1"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I-Cache Read</text:p>
          </table:table-cell>
          <table:table-cell office:value-type="string" calcext:value-type="string">
            <text:p>All instructions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D-Cache Read</text:p>
          </table:table-cell>
          <table:table-cell office:value-type="string" calcext:value-type="string">
            <text:p>load</text:p>
          </table:table-cell>
          <table:table-cell office:value-type="percentage" office:value="0.26" calcext:value-type="percentage">
            <text:p>26.00%</text:p>
          </table:table-cell>
        </table:table-row>
        <table:table-row table:style-name="ro1">
          <table:table-cell office:value-type="string" calcext:value-type="string">
            <text:p>D-Cache Write</text:p>
          </table:table-cell>
          <table:table-cell office:value-type="string" calcext:value-type="string">
            <text:p>store</text:p>
          </table:table-cell>
          <table:table-cell office:value-type="percentage" office:value="0.09" calcext:value-type="percentage">
            <text:p>9.00%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T00:00:03.472430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Q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">
          <table:table-cell table:number-columns-repeated="5"/>
        </table:table-row>
        <table:table-row table:style-name="ro2">
          <table:table-cell table:style-name="ce1"/>
          <table:table-cell table:style-name="ce4" office:value-type="string" calcext:value-type="string" table:number-columns-spanned="2" table:number-rows-spanned="1">
            <text:p>Hit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Miss</text:p>
          </table:table-cell>
          <table:covered-table-cell table:style-name="ce10"/>
        </table:table-row>
        <table:table-row table:style-name="ro2">
          <table:table-cell table:style-name="ce2" office:value-type="string" calcext:value-type="string">
            <text:p>I-Cache</text:p>
          </table:table-cell>
          <table:table-cell table:style-name="ce5" office:value-type="string" calcext:value-type="string">
            <text:p>(0.995 * 1 * 1)</text:p>
          </table:table-cell>
          <table:table-cell table:formula="of:=0.995*1*1" office:value-type="float" office:value="0.995" calcext:value-type="float">
            <text:p>0.995</text:p>
          </table:table-cell>
          <table:table-cell table:style-name="ce5" office:value-type="string" calcext:value-type="string">
            <text:p>(0.005 * 1 * 50)</text:p>
          </table:table-cell>
          <table:table-cell table:style-name="ce11" table:formula="of:=0.005*1*50" office:value-type="float" office:value="0.25" calcext:value-type="float">
            <text:p>0.25</text:p>
          </table:table-cell>
        </table:table-row>
        <table:table-row table:style-name="ro2">
          <table:table-cell table:style-name="ce2" office:value-type="string" calcext:value-type="string">
            <text:p>D-Cache Read</text:p>
          </table:table-cell>
          <table:table-cell table:style-name="ce5" office:value-type="string" calcext:value-type="string">
            <text:p>(0.99 * 0.26 * 1)</text:p>
          </table:table-cell>
          <table:table-cell office:value-type="float" office:value="0.2574" calcext:value-type="float">
            <text:p>0.2574</text:p>
          </table:table-cell>
          <table:table-cell table:style-name="ce5" office:value-type="string" calcext:value-type="string">
            <text:p>(0.01 * 0.26 * 50)</text:p>
          </table:table-cell>
          <table:table-cell table:style-name="ce11" office:value-type="float" office:value="0.13" calcext:value-type="float">
            <text:p>0.13</text:p>
          </table:table-cell>
        </table:table-row>
        <table:table-row table:style-name="ro2">
          <table:table-cell table:style-name="ce2" office:value-type="string" calcext:value-type="string">
            <text:p>D-Cache Write</text:p>
          </table:table-cell>
          <table:table-cell table:style-name="ce5" office:value-type="string" calcext:value-type="string">
            <text:p>(0.99 * 0.09 * 2)</text:p>
          </table:table-cell>
          <table:table-cell office:value-type="float" office:value="0.1782" calcext:value-type="float">
            <text:p>0.1782</text:p>
          </table:table-cell>
          <table:table-cell table:style-name="ce5" office:value-type="string" calcext:value-type="string">
            <text:p>(0.01 * 0.09 * 50)</text:p>
          </table:table-cell>
          <table:table-cell table:style-name="ce11" office:value-type="float" office:value="0.045" calcext:value-type="float">
            <text:p>0.045</text:p>
          </table:table-cell>
        </table:table-row>
        <table:table-row table:style-name="ro2">
          <table:table-cell table:style-name="ce3"/>
          <table:table-cell table:style-name="ce6"/>
          <table:table-cell table:style-name="ce7" table:formula="of:=SUM([.C9:.C11])" office:value-type="float" office:value="1.4306" calcext:value-type="float">
            <text:p>1.4306</text:p>
          </table:table-cell>
          <table:table-cell table:style-name="ce9"/>
          <table:table-cell table:style-name="ce10" table:formula="of:=SUM([.E9:.E11])" office:value-type="float" office:value="0.425" calcext:value-type="float">
            <text:p>0.42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T00:00:01.996834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Q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9">
          <table:table-cell table:number-columns-repeated="5"/>
        </table:table-row>
        <table:table-row table:style-name="ro2">
          <table:table-cell table:style-name="ce1"/>
          <table:table-cell table:style-name="ce4" office:value-type="string" calcext:value-type="string" table:number-columns-spanned="2" table:number-rows-spanned="1">
            <text:p>Hit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Miss</text:p>
          </table:table-cell>
          <table:covered-table-cell table:style-name="ce7"/>
        </table:table-row>
        <table:table-row table:style-name="ro2">
          <table:table-cell table:style-name="ce2" office:value-type="string" calcext:value-type="string">
            <text:p>I-Cache</text:p>
          </table:table-cell>
          <table:table-cell table:style-name="ce5" office:value-type="string" calcext:value-type="string">
            <text:p>(0.995 * 1 * 1)</text:p>
          </table:table-cell>
          <table:table-cell table:style-name="ce8" table:formula="of:=0.995*1*1" office:value-type="float" office:value="0.995" calcext:value-type="float">
            <text:p>0.995</text:p>
          </table:table-cell>
          <table:table-cell office:value-type="string" calcext:value-type="string">
            <text:p>(0.005 * 1 * 50)</text:p>
          </table:table-cell>
          <table:table-cell table:style-name="ce8" table:formula="of:=0.005*1*50" office:value-type="float" office:value="0.25" calcext:value-type="float">
            <text:p>0.25</text:p>
          </table:table-cell>
        </table:table-row>
        <table:table-row table:style-name="ro2">
          <table:table-cell table:style-name="ce2" office:value-type="string" calcext:value-type="string">
            <text:p>D-Cache Read</text:p>
          </table:table-cell>
          <table:table-cell table:style-name="ce5" office:value-type="string" calcext:value-type="string">
            <text:p>(0.99 * 0.26 * 1)</text:p>
          </table:table-cell>
          <table:table-cell table:style-name="ce8" office:value-type="float" office:value="0.2574" calcext:value-type="float">
            <text:p>0.2574</text:p>
          </table:table-cell>
          <table:table-cell office:value-type="string" calcext:value-type="string">
            <text:p>(0.01 * 0.26 * 50)</text:p>
          </table:table-cell>
          <table:table-cell table:style-name="ce8" office:value-type="float" office:value="0.13" calcext:value-type="float">
            <text:p>0.13</text:p>
          </table:table-cell>
        </table:table-row>
        <table:table-row table:style-name="ro2">
          <table:table-cell table:style-name="ce2" office:value-type="string" calcext:value-type="string">
            <text:p>D-Cache Write</text:p>
          </table:table-cell>
          <table:table-cell table:style-name="ce5" office:value-type="string" calcext:value-type="string">
            <text:p>(0.99 * 0.09 * 1)</text:p>
          </table:table-cell>
          <table:table-cell table:style-name="ce8" office:value-type="float" office:value="0.0891" calcext:value-type="float">
            <text:p>0.0891</text:p>
          </table:table-cell>
          <table:table-cell office:value-type="string" calcext:value-type="string">
            <text:p>(0.01 * 0.09 * 50)</text:p>
          </table:table-cell>
          <table:table-cell table:style-name="ce8" office:value-type="float" office:value="0.045" calcext:value-type="float">
            <text:p>0.045</text:p>
          </table:table-cell>
        </table:table-row>
        <table:table-row table:style-name="ro2">
          <table:table-cell table:style-name="ce3"/>
          <table:table-cell table:style-name="ce6"/>
          <table:table-cell table:style-name="ce7" table:formula="of:=SUM([.C21:.C23])" office:value-type="float" office:value="1.3415" calcext:value-type="float">
            <text:p>1.3415</text:p>
          </table:table-cell>
          <table:table-cell table:style-name="ce10"/>
          <table:table-cell table:style-name="ce7" table:formula="of:=SUM([.E21:.E23])" office:value-type="float" office:value="0.425" calcext:value-type="float">
            <text:p>0.42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1.6366in"/>
    </style:style>
    <style:style style:name="co3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2.0827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="none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Q3_A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 table:style-name="ce1"/>
          <table:table-cell table:style-name="ce4"/>
          <table:table-cell table:style-name="ce9"/>
          <table:table-cell table:style-name="ce14" office:value-type="string" calcext:value-type="string">
            <text:p>Tag</text:p>
          </table:table-cell>
          <table:table-cell table:style-name="ce14" office:value-type="string" calcext:value-type="string">
            <text:p>Index</text:p>
          </table:table-cell>
          <table:table-cell table:style-name="ce9"/>
        </table:table-row>
        <table:table-row table:style-name="ro2">
          <table:table-cell table:style-name="ce2" office:value-type="string" calcext:value-type="string">
            <text:p>Addr.</text:p>
          </table:table-cell>
          <table:table-cell table:style-name="ce5" office:value-type="string" calcext:value-type="string" table:number-columns-spanned="2" table:number-rows-spanned="1">
            <text:p>Binary Address (32 bits)</text:p>
          </table:table-cell>
          <table:covered-table-cell table:style-name="ce10"/>
          <table:table-cell table:style-name="ce15" office:value-type="string" calcext:value-type="string">
            <text:p>28 bits</text:p>
          </table:table-cell>
          <table:table-cell table:style-name="ce15" office:value-type="string" calcext:value-type="string">
            <text:p>4 bits</text:p>
          </table:table-cell>
          <table:table-cell table:style-name="ce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000000000000000000000</text:p>
          </table:table-cell>
          <table:table-cell table:style-name="ce11" table:formula="of:=DEC2BIN([.A3]; 10)" office:value-type="string" office:string-value="0000000001" calcext:value-type="string">
            <text:p>0000000001</text:p>
          </table:table-cell>
          <table:table-cell table:formula="of:=CONCATENATE([.B3];LEFT([.C3];10-4))" office:value-type="string" office:string-value="0000000000000000000000000000" calcext:value-type="string">
            <text:p>0000000000000000000000000000</text:p>
          </table:table-cell>
          <table:table-cell table:formula="of:=RIGHT([.C3];4)" office:value-type="string" office:string-value="0001" calcext:value-type="string">
            <text:p>000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0000000000000000000</text:p>
          </table:table-cell>
          <table:table-cell table:formula="of:=DEC2BIN([.A4]; 10)" office:value-type="string" office:string-value="0000000100" calcext:value-type="string">
            <text:p>0000000100</text:p>
          </table:table-cell>
          <table:table-cell table:formula="of:=CONCATENATE([.B4];LEFT([.C4];10-4))" office:value-type="string" office:string-value="0000000000000000000000000000" calcext:value-type="string">
            <text:p>0000000000000000000000000000</text:p>
          </table:table-cell>
          <table:table-cell table:formula="of:=RIGHT([.C4];4)" office:value-type="string" office:string-value="0100" calcext:value-type="string">
            <text:p>01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0000000000000000000</text:p>
          </table:table-cell>
          <table:table-cell table:formula="of:=DEC2BIN([.A5]; 10)" office:value-type="string" office:string-value="0000001000" calcext:value-type="string">
            <text:p>0000001000</text:p>
          </table:table-cell>
          <table:table-cell table:formula="of:=CONCATENATE([.B5];LEFT([.C5];10-4))" office:value-type="string" office:string-value="0000000000000000000000000000" calcext:value-type="string">
            <text:p>0000000000000000000000000000</text:p>
          </table:table-cell>
          <table:table-cell table:formula="of:=RIGHT([.C5];4)" office:value-type="string" office:string-value="1000" calcext:value-type="string">
            <text:p>10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0000000000000000000</text:p>
          </table:table-cell>
          <table:table-cell table:formula="of:=DEC2BIN([.A6]; 10)" office:value-type="string" office:string-value="0000000001" calcext:value-type="string">
            <text:p>0000000001</text:p>
          </table:table-cell>
          <table:table-cell table:formula="of:=CONCATENATE([.B6];LEFT([.C6];10-4))" office:value-type="string" office:string-value="0000000000000000000000000000" calcext:value-type="string">
            <text:p>0000000000000000000000000000</text:p>
          </table:table-cell>
          <table:table-cell table:formula="of:=RIGHT([.C6];4)" office:value-type="string" office:string-value="0001" calcext:value-type="string">
            <text:p>0001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00000000000000000</text:p>
          </table:table-cell>
          <table:table-cell table:formula="of:=DEC2BIN([.A7]; 10)" office:value-type="string" office:string-value="0000000101" calcext:value-type="string">
            <text:p>0000000101</text:p>
          </table:table-cell>
          <table:table-cell table:formula="of:=CONCATENATE([.B7];LEFT([.C7];10-4))" office:value-type="string" office:string-value="0000000000000000000000000000" calcext:value-type="string">
            <text:p>0000000000000000000000000000</text:p>
          </table:table-cell>
          <table:table-cell table:formula="of:=RIGHT([.C7];4)" office:value-type="string" office:string-value="0101" calcext:value-type="string">
            <text:p>010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000000000000000000000</text:p>
          </table:table-cell>
          <table:table-cell table:formula="of:=DEC2BIN([.A8]; 10)" office:value-type="string" office:string-value="0000010100" calcext:value-type="string">
            <text:p>0000010100</text:p>
          </table:table-cell>
          <table:table-cell table:formula="of:=CONCATENATE([.B8];LEFT([.C8];10-4))" office:value-type="string" office:string-value="0000000000000000000000000001" calcext:value-type="string">
            <text:p>0000000000000000000000000001</text:p>
          </table:table-cell>
          <table:table-cell table:formula="of:=RIGHT([.C8];4)" office:value-type="string" office:string-value="0100" calcext:value-type="string">
            <text:p>01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000000000000000000000</text:p>
          </table:table-cell>
          <table:table-cell table:formula="of:=DEC2BIN([.A9]; 10)" office:value-type="string" office:string-value="0000010001" calcext:value-type="string">
            <text:p>0000010001</text:p>
          </table:table-cell>
          <table:table-cell table:formula="of:=CONCATENATE([.B9];LEFT([.C9];10-4))" office:value-type="string" office:string-value="0000000000000000000000000001" calcext:value-type="string">
            <text:p>0000000000000000000000000001</text:p>
          </table:table-cell>
          <table:table-cell table:formula="of:=RIGHT([.C9];4)" office:value-type="string" office:string-value="0001" calcext:value-type="string">
            <text:p>000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000000000000000000000</text:p>
          </table:table-cell>
          <table:table-cell table:formula="of:=DEC2BIN([.A10]; 10)" office:value-type="string" office:string-value="0000010011" calcext:value-type="string">
            <text:p>0000010011</text:p>
          </table:table-cell>
          <table:table-cell table:formula="of:=CONCATENATE([.B10];LEFT([.C10];10-4))" office:value-type="string" office:string-value="0000000000000000000000000001" calcext:value-type="string">
            <text:p>0000000000000000000000000001</text:p>
          </table:table-cell>
          <table:table-cell table:formula="of:=RIGHT([.C10];4)" office:value-type="string" office:string-value="0011" calcext:value-type="string">
            <text:p>001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000000000000000000000</text:p>
          </table:table-cell>
          <table:table-cell table:formula="of:=DEC2BIN([.A11]; 10)" office:value-type="string" office:string-value="0000111000" calcext:value-type="string">
            <text:p>0000111000</text:p>
          </table:table-cell>
          <table:table-cell table:formula="of:=CONCATENATE([.B11];LEFT([.C11];10-4))" office:value-type="string" office:string-value="0000000000000000000000000011" calcext:value-type="string">
            <text:p>0000000000000000000000000011</text:p>
          </table:table-cell>
          <table:table-cell table:formula="of:=RIGHT([.C11];4)" office:value-type="string" office:string-value="1000" calcext:value-type="string">
            <text:p>10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0000000000000000000</text:p>
          </table:table-cell>
          <table:table-cell table:formula="of:=DEC2BIN([.A12]; 10)" office:value-type="string" office:string-value="0000001001" calcext:value-type="string">
            <text:p>0000001001</text:p>
          </table:table-cell>
          <table:table-cell table:formula="of:=CONCATENATE([.B12];LEFT([.C12];10-4))" office:value-type="string" office:string-value="0000000000000000000000000000" calcext:value-type="string">
            <text:p>0000000000000000000000000000</text:p>
          </table:table-cell>
          <table:table-cell table:formula="of:=RIGHT([.C12];4)" office:value-type="string" office:string-value="1001" calcext:value-type="string">
            <text:p>100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00000000000000000000</text:p>
          </table:table-cell>
          <table:table-cell table:formula="of:=DEC2BIN([.A13]; 10)" office:value-type="string" office:string-value="0000001011" calcext:value-type="string">
            <text:p>0000001011</text:p>
          </table:table-cell>
          <table:table-cell table:formula="of:=CONCATENATE([.B13];LEFT([.C13];10-4))" office:value-type="string" office:string-value="0000000000000000000000000000" calcext:value-type="string">
            <text:p>0000000000000000000000000000</text:p>
          </table:table-cell>
          <table:table-cell table:formula="of:=RIGHT([.C13];4)" office:value-type="string" office:string-value="1011" calcext:value-type="string">
            <text:p>101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0000000000000000000</text:p>
          </table:table-cell>
          <table:table-cell table:formula="of:=DEC2BIN([.A14]; 10)" office:value-type="string" office:string-value="0000000100" calcext:value-type="string">
            <text:p>0000000100</text:p>
          </table:table-cell>
          <table:table-cell table:formula="of:=CONCATENATE([.B14];LEFT([.C14];10-4))" office:value-type="string" office:string-value="0000000000000000000000000000" calcext:value-type="string">
            <text:p>0000000000000000000000000000</text:p>
          </table:table-cell>
          <table:table-cell table:formula="of:=RIGHT([.C14];4)" office:value-type="string" office:string-value="0100" calcext:value-type="string">
            <text:p>01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000000000000000000000</text:p>
          </table:table-cell>
          <table:table-cell table:formula="of:=DEC2BIN([.A15]; 10)" office:value-type="string" office:string-value="0000101011" calcext:value-type="string">
            <text:p>0000101011</text:p>
          </table:table-cell>
          <table:table-cell table:formula="of:=CONCATENATE([.B15];LEFT([.C15];10-4))" office:value-type="string" office:string-value="0000000000000000000000000010" calcext:value-type="string">
            <text:p>0000000000000000000000000010</text:p>
          </table:table-cell>
          <table:table-cell table:formula="of:=RIGHT([.C15];4)" office:value-type="string" office:string-value="1011" calcext:value-type="string">
            <text:p>101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00000000000000000</text:p>
          </table:table-cell>
          <table:table-cell table:formula="of:=DEC2BIN([.A16]; 10)" office:value-type="string" office:string-value="0000000101" calcext:value-type="string">
            <text:p>0000000101</text:p>
          </table:table-cell>
          <table:table-cell table:formula="of:=CONCATENATE([.B16];LEFT([.C16];10-4))" office:value-type="string" office:string-value="0000000000000000000000000000" calcext:value-type="string">
            <text:p>0000000000000000000000000000</text:p>
          </table:table-cell>
          <table:table-cell table:formula="of:=RIGHT([.C16];4)" office:value-type="string" office:string-value="0101" calcext:value-type="string">
            <text:p>0101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0000000000000000000</text:p>
          </table:table-cell>
          <table:table-cell table:formula="of:=DEC2BIN([.A17]; 10)" office:value-type="string" office:string-value="0000000110" calcext:value-type="string">
            <text:p>0000000110</text:p>
          </table:table-cell>
          <table:table-cell table:formula="of:=CONCATENATE([.B17];LEFT([.C17];10-4))" office:value-type="string" office:string-value="0000000000000000000000000000" calcext:value-type="string">
            <text:p>0000000000000000000000000000</text:p>
          </table:table-cell>
          <table:table-cell table:formula="of:=RIGHT([.C17];4)" office:value-type="string" office:string-value="0110" calcext:value-type="string">
            <text:p>011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0000000000000000000</text:p>
          </table:table-cell>
          <table:table-cell table:formula="of:=DEC2BIN([.A18]; 10)" office:value-type="string" office:string-value="0000001001" calcext:value-type="string">
            <text:p>0000001001</text:p>
          </table:table-cell>
          <table:table-cell table:formula="of:=CONCATENATE([.B18];LEFT([.C18];10-4))" office:value-type="string" office:string-value="0000000000000000000000000000" calcext:value-type="string">
            <text:p>0000000000000000000000000000</text:p>
          </table:table-cell>
          <table:table-cell table:formula="of:=RIGHT([.C18];4)" office:value-type="string" office:string-value="1001" calcext:value-type="string">
            <text:p>1001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0000000000000000000000</text:p>
          </table:table-cell>
          <table:table-cell table:style-name="ce13" table:formula="of:=DEC2BIN([.A19]; 10)" office:value-type="string" office:string-value="0000010001" calcext:value-type="string">
            <text:p>0000010001</text:p>
          </table:table-cell>
          <table:table-cell table:formula="of:=CONCATENATE([.B19];LEFT([.C19];10-4))" office:value-type="string" office:string-value="0000000000000000000000000001" calcext:value-type="string">
            <text:p>0000000000000000000000000001</text:p>
          </table:table-cell>
          <table:table-cell table:formula="of:=RIGHT([.C19];4)" office:value-type="string" office:string-value="0001" calcext:value-type="string">
            <text:p>0001</text:p>
          </table:table-cell>
          <table:table-cell office:value-type="string" calcext:value-type="string">
            <text:p>HIT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6457in"/>
    </style:style>
    <style:style style:name="co3" style:family="table-column">
      <style:table-column-properties fo:break-before="auto" style:column-width="0.7661in"/>
    </style:style>
    <style:style style:name="co4" style:family="table-column">
      <style:table-column-properties fo:break-before="auto" style:column-width="2.0811in"/>
    </style:style>
    <style:style style:name="co5" style:family="table-column">
      <style:table-column-properties fo:break-before="auto" style:column-width="0.528in"/>
    </style:style>
    <style:style style:name="co6" style:family="table-column">
      <style:table-column-properties fo:break-before="auto" style:column-width="0.4756in"/>
    </style:style>
    <style:style style:name="co7" style:family="table-column">
      <style:table-column-properties fo:break-before="auto" style:column-width="0.4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07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="none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Q3_B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row table:style-name="ro1">
          <table:table-cell table:style-name="ce1"/>
          <table:table-cell table:style-name="ce4"/>
          <table:table-cell table:style-name="ce9"/>
          <table:table-cell table:style-name="ce14" office:value-type="string" calcext:value-type="string">
            <text:p>Tag</text:p>
          </table:table-cell>
          <table:table-cell table:style-name="ce14" office:value-type="string" calcext:value-type="string">
            <text:p>Index</text:p>
          </table:table-cell>
          <table:table-cell table:style-name="ce14" office:value-type="string" calcext:value-type="string">
            <text:p>Block Offset</text:p>
          </table:table-cell>
          <table:table-cell table:style-name="ce9"/>
        </table:table-row>
        <table:table-row table:style-name="ro2">
          <table:table-cell table:style-name="ce2" office:value-type="string" calcext:value-type="string">
            <text:p>Addr.</text:p>
          </table:table-cell>
          <table:table-cell table:style-name="ce5" office:value-type="string" calcext:value-type="string" table:number-columns-spanned="2" table:number-rows-spanned="1">
            <text:p>Binary Address (32 bits)</text:p>
          </table:table-cell>
          <table:covered-table-cell table:style-name="ce10"/>
          <table:table-cell table:style-name="ce15" office:value-type="string" calcext:value-type="string">
            <text:p>26 bits</text:p>
          </table:table-cell>
          <table:table-cell table:style-name="ce15" office:value-type="string" calcext:value-type="string">
            <text:p>3 bits</text:p>
          </table:table-cell>
          <table:table-cell table:style-name="ce15" office:value-type="string" calcext:value-type="string">
            <text:p>1 bit</text:p>
          </table:table-cell>
          <table:table-cell table:style-name="ce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000000000000000000000</text:p>
          </table:table-cell>
          <table:table-cell table:style-name="ce11" table:formula="of:=DEC2BIN([.A3]; 10)" office:value-type="string" office:string-value="0000000001" calcext:value-type="string">
            <text:p>0000000001</text:p>
          </table:table-cell>
          <table:table-cell table:formula="of:=CONCATENATE([.B3];LEFT([.C3];10-4))" office:value-type="string" office:string-value="0000000000000000000000000000" calcext:value-type="string">
            <text:p>0000000000000000000000000000</text:p>
          </table:table-cell>
          <table:table-cell table:formula="of:=MID([.C3];7;3)" office:value-type="string" office:string-value="000" calcext:value-type="string">
            <text:p>000</text:p>
          </table:table-cell>
          <table:table-cell table:formula="of:=RIGHT([.C3];1)" office:value-type="string" office:string-value="1" calcext:value-type="string">
            <text:p>1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000000000000000000000</text:p>
          </table:table-cell>
          <table:table-cell table:formula="of:=DEC2BIN([.A4]; 10)" office:value-type="string" office:string-value="0000000100" calcext:value-type="string">
            <text:p>0000000100</text:p>
          </table:table-cell>
          <table:table-cell table:formula="of:=CONCATENATE([.B4];LEFT([.C4];10-4))" office:value-type="string" office:string-value="0000000000000000000000000000" calcext:value-type="string">
            <text:p>0000000000000000000000000000</text:p>
          </table:table-cell>
          <table:table-cell table:formula="of:=MID([.C4];7;3)" office:value-type="string" office:string-value="010" calcext:value-type="string">
            <text:p>010</text:p>
          </table:table-cell>
          <table:table-cell table:formula="of:=RIGHT([.C4];1)" office:value-type="string" office:string-value="0" calcext:value-type="string">
            <text:p>0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0000000000000000000000</text:p>
          </table:table-cell>
          <table:table-cell table:formula="of:=DEC2BIN([.A5]; 10)" office:value-type="string" office:string-value="0000001000" calcext:value-type="string">
            <text:p>0000001000</text:p>
          </table:table-cell>
          <table:table-cell table:formula="of:=CONCATENATE([.B5];LEFT([.C5];10-4))" office:value-type="string" office:string-value="0000000000000000000000000000" calcext:value-type="string">
            <text:p>0000000000000000000000000000</text:p>
          </table:table-cell>
          <table:table-cell table:formula="of:=MID([.C5];7;3)" office:value-type="string" office:string-value="100" calcext:value-type="string">
            <text:p>100</text:p>
          </table:table-cell>
          <table:table-cell table:formula="of:=RIGHT([.C5];1)" office:value-type="string" office:string-value="0" calcext:value-type="string">
            <text:p>0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000000000000000000000</text:p>
          </table:table-cell>
          <table:table-cell table:formula="of:=DEC2BIN([.A6]; 10)" office:value-type="string" office:string-value="0000000001" calcext:value-type="string">
            <text:p>0000000001</text:p>
          </table:table-cell>
          <table:table-cell table:formula="of:=CONCATENATE([.B6];LEFT([.C6];10-4))" office:value-type="string" office:string-value="0000000000000000000000000000" calcext:value-type="string">
            <text:p>0000000000000000000000000000</text:p>
          </table:table-cell>
          <table:table-cell table:formula="of:=MID([.C6];7;3)" office:value-type="string" office:string-value="000" calcext:value-type="string">
            <text:p>000</text:p>
          </table:table-cell>
          <table:table-cell table:formula="of:=RIGHT([.C6];1)" office:value-type="string" office:string-value="1" calcext:value-type="string">
            <text:p>1</text:p>
          </table:table-cell>
          <table:table-cell office:value-type="string" calcext:value-type="string">
            <text:p>HIT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0000000000000000000000</text:p>
          </table:table-cell>
          <table:table-cell table:formula="of:=DEC2BIN([.A7]; 10)" office:value-type="string" office:string-value="0000000101" calcext:value-type="string">
            <text:p>0000000101</text:p>
          </table:table-cell>
          <table:table-cell table:formula="of:=CONCATENATE([.B7];LEFT([.C7];10-4))" office:value-type="string" office:string-value="0000000000000000000000000000" calcext:value-type="string">
            <text:p>0000000000000000000000000000</text:p>
          </table:table-cell>
          <table:table-cell table:formula="of:=MID([.C7];7;3)" office:value-type="string" office:string-value="010" calcext:value-type="string">
            <text:p>010</text:p>
          </table:table-cell>
          <table:table-cell table:formula="of:=RIGHT([.C7];1)" office:value-type="string" office:string-value="1" calcext:value-type="string">
            <text:p>1</text:p>
          </table:table-cell>
          <table:table-cell office:value-type="string" calcext:value-type="string">
            <text:p>HIT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0000000000000000000000</text:p>
          </table:table-cell>
          <table:table-cell table:formula="of:=DEC2BIN([.A8]; 10)" office:value-type="string" office:string-value="0000010100" calcext:value-type="string">
            <text:p>0000010100</text:p>
          </table:table-cell>
          <table:table-cell table:formula="of:=CONCATENATE([.B8];LEFT([.C8];10-4))" office:value-type="string" office:string-value="0000000000000000000000000001" calcext:value-type="string">
            <text:p>0000000000000000000000000001</text:p>
          </table:table-cell>
          <table:table-cell table:formula="of:=MID([.C8];7;3)" office:value-type="string" office:string-value="010" calcext:value-type="string">
            <text:p>010</text:p>
          </table:table-cell>
          <table:table-cell table:formula="of:=RIGHT([.C8];1)" office:value-type="string" office:string-value="0" calcext:value-type="string">
            <text:p>0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0000000000000000000000</text:p>
          </table:table-cell>
          <table:table-cell table:formula="of:=DEC2BIN([.A9]; 10)" office:value-type="string" office:string-value="0000010001" calcext:value-type="string">
            <text:p>0000010001</text:p>
          </table:table-cell>
          <table:table-cell table:formula="of:=CONCATENATE([.B9];LEFT([.C9];10-4))" office:value-type="string" office:string-value="0000000000000000000000000001" calcext:value-type="string">
            <text:p>0000000000000000000000000001</text:p>
          </table:table-cell>
          <table:table-cell table:formula="of:=MID([.C9];7;3)" office:value-type="string" office:string-value="000" calcext:value-type="string">
            <text:p>000</text:p>
          </table:table-cell>
          <table:table-cell table:formula="of:=RIGHT([.C9];1)" office:value-type="string" office:string-value="1" calcext:value-type="string">
            <text:p>1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0000000000000000000000</text:p>
          </table:table-cell>
          <table:table-cell table:formula="of:=DEC2BIN([.A10]; 10)" office:value-type="string" office:string-value="0000010011" calcext:value-type="string">
            <text:p>0000010011</text:p>
          </table:table-cell>
          <table:table-cell table:formula="of:=CONCATENATE([.B10];LEFT([.C10];10-4))" office:value-type="string" office:string-value="0000000000000000000000000001" calcext:value-type="string">
            <text:p>0000000000000000000000000001</text:p>
          </table:table-cell>
          <table:table-cell table:formula="of:=MID([.C10];7;3)" office:value-type="string" office:string-value="001" calcext:value-type="string">
            <text:p>001</text:p>
          </table:table-cell>
          <table:table-cell table:formula="of:=RIGHT([.C10];1)" office:value-type="string" office:string-value="1" calcext:value-type="string">
            <text:p>1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0000000000000000000000</text:p>
          </table:table-cell>
          <table:table-cell table:formula="of:=DEC2BIN([.A11]; 10)" office:value-type="string" office:string-value="0000111000" calcext:value-type="string">
            <text:p>0000111000</text:p>
          </table:table-cell>
          <table:table-cell table:formula="of:=CONCATENATE([.B11];LEFT([.C11];10-4))" office:value-type="string" office:string-value="0000000000000000000000000011" calcext:value-type="string">
            <text:p>0000000000000000000000000011</text:p>
          </table:table-cell>
          <table:table-cell table:formula="of:=MID([.C11];7;3)" office:value-type="string" office:string-value="100" calcext:value-type="string">
            <text:p>100</text:p>
          </table:table-cell>
          <table:table-cell table:formula="of:=RIGHT([.C11];1)" office:value-type="string" office:string-value="0" calcext:value-type="string">
            <text:p>0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0000000000000000000000</text:p>
          </table:table-cell>
          <table:table-cell table:formula="of:=DEC2BIN([.A12]; 10)" office:value-type="string" office:string-value="0000001001" calcext:value-type="string">
            <text:p>0000001001</text:p>
          </table:table-cell>
          <table:table-cell table:formula="of:=CONCATENATE([.B12];LEFT([.C12];10-4))" office:value-type="string" office:string-value="0000000000000000000000000000" calcext:value-type="string">
            <text:p>0000000000000000000000000000</text:p>
          </table:table-cell>
          <table:table-cell table:formula="of:=MID([.C12];7;3)" office:value-type="string" office:string-value="100" calcext:value-type="string">
            <text:p>100</text:p>
          </table:table-cell>
          <table:table-cell table:formula="of:=RIGHT([.C12];1)" office:value-type="string" office:string-value="1" calcext:value-type="string">
            <text:p>1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0000000000000000000000</text:p>
          </table:table-cell>
          <table:table-cell table:formula="of:=DEC2BIN([.A13]; 10)" office:value-type="string" office:string-value="0000001011" calcext:value-type="string">
            <text:p>0000001011</text:p>
          </table:table-cell>
          <table:table-cell table:formula="of:=CONCATENATE([.B13];LEFT([.C13];10-4))" office:value-type="string" office:string-value="0000000000000000000000000000" calcext:value-type="string">
            <text:p>0000000000000000000000000000</text:p>
          </table:table-cell>
          <table:table-cell table:formula="of:=MID([.C13];7;3)" office:value-type="string" office:string-value="101" calcext:value-type="string">
            <text:p>101</text:p>
          </table:table-cell>
          <table:table-cell table:formula="of:=RIGHT([.C13];1)" office:value-type="string" office:string-value="1" calcext:value-type="string">
            <text:p>1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000000000000000000000</text:p>
          </table:table-cell>
          <table:table-cell table:formula="of:=DEC2BIN([.A14]; 10)" office:value-type="string" office:string-value="0000000100" calcext:value-type="string">
            <text:p>0000000100</text:p>
          </table:table-cell>
          <table:table-cell table:formula="of:=CONCATENATE([.B14];LEFT([.C14];10-4))" office:value-type="string" office:string-value="0000000000000000000000000000" calcext:value-type="string">
            <text:p>0000000000000000000000000000</text:p>
          </table:table-cell>
          <table:table-cell table:formula="of:=MID([.C14];7;3)" office:value-type="string" office:string-value="010" calcext:value-type="string">
            <text:p>010</text:p>
          </table:table-cell>
          <table:table-cell table:formula="of:=RIGHT([.C14];1)" office:value-type="string" office:string-value="0" calcext:value-type="string">
            <text:p>0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0000000000000000000000</text:p>
          </table:table-cell>
          <table:table-cell table:formula="of:=DEC2BIN([.A15]; 10)" office:value-type="string" office:string-value="0000101011" calcext:value-type="string">
            <text:p>0000101011</text:p>
          </table:table-cell>
          <table:table-cell table:formula="of:=CONCATENATE([.B15];LEFT([.C15];10-4))" office:value-type="string" office:string-value="0000000000000000000000000010" calcext:value-type="string">
            <text:p>0000000000000000000000000010</text:p>
          </table:table-cell>
          <table:table-cell table:formula="of:=MID([.C15];7;3)" office:value-type="string" office:string-value="101" calcext:value-type="string">
            <text:p>101</text:p>
          </table:table-cell>
          <table:table-cell table:formula="of:=RIGHT([.C15];1)" office:value-type="string" office:string-value="1" calcext:value-type="string">
            <text:p>1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0000000000000000000000</text:p>
          </table:table-cell>
          <table:table-cell table:formula="of:=DEC2BIN([.A16]; 10)" office:value-type="string" office:string-value="0000000101" calcext:value-type="string">
            <text:p>0000000101</text:p>
          </table:table-cell>
          <table:table-cell table:formula="of:=CONCATENATE([.B16];LEFT([.C16];10-4))" office:value-type="string" office:string-value="0000000000000000000000000000" calcext:value-type="string">
            <text:p>0000000000000000000000000000</text:p>
          </table:table-cell>
          <table:table-cell table:formula="of:=MID([.C16];7;3)" office:value-type="string" office:string-value="010" calcext:value-type="string">
            <text:p>010</text:p>
          </table:table-cell>
          <table:table-cell table:formula="of:=RIGHT([.C16];1)" office:value-type="string" office:string-value="1" calcext:value-type="string">
            <text:p>1</text:p>
          </table:table-cell>
          <table:table-cell office:value-type="string" calcext:value-type="string">
            <text:p>HI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0000000000000000000000</text:p>
          </table:table-cell>
          <table:table-cell table:formula="of:=DEC2BIN([.A17]; 10)" office:value-type="string" office:string-value="0000000110" calcext:value-type="string">
            <text:p>0000000110</text:p>
          </table:table-cell>
          <table:table-cell table:formula="of:=CONCATENATE([.B17];LEFT([.C17];10-4))" office:value-type="string" office:string-value="0000000000000000000000000000" calcext:value-type="string">
            <text:p>0000000000000000000000000000</text:p>
          </table:table-cell>
          <table:table-cell table:formula="of:=MID([.C17];7;3)" office:value-type="string" office:string-value="011" calcext:value-type="string">
            <text:p>011</text:p>
          </table:table-cell>
          <table:table-cell table:formula="of:=RIGHT([.C17];1)" office:value-type="string" office:string-value="0" calcext:value-type="string">
            <text:p>0</text:p>
          </table:table-cell>
          <table:table-cell office:value-type="string" calcext:value-type="string">
            <text:p>MIS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0000000000000000000000</text:p>
          </table:table-cell>
          <table:table-cell table:formula="of:=DEC2BIN([.A18]; 10)" office:value-type="string" office:string-value="0000001001" calcext:value-type="string">
            <text:p>0000001001</text:p>
          </table:table-cell>
          <table:table-cell table:formula="of:=CONCATENATE([.B18];LEFT([.C18];10-4))" office:value-type="string" office:string-value="0000000000000000000000000000" calcext:value-type="string">
            <text:p>0000000000000000000000000000</text:p>
          </table:table-cell>
          <table:table-cell table:formula="of:=MID([.C18];7;3)" office:value-type="string" office:string-value="100" calcext:value-type="string">
            <text:p>100</text:p>
          </table:table-cell>
          <table:table-cell table:formula="of:=RIGHT([.C18];1)" office:value-type="string" office:string-value="1" calcext:value-type="string">
            <text:p>1</text:p>
          </table:table-cell>
          <table:table-cell office:value-type="string" calcext:value-type="string">
            <text:p>HIT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0000000000000000000000</text:p>
          </table:table-cell>
          <table:table-cell table:style-name="ce13" table:formula="of:=DEC2BIN([.A19]; 10)" office:value-type="string" office:string-value="0000010001" calcext:value-type="string">
            <text:p>0000010001</text:p>
          </table:table-cell>
          <table:table-cell table:formula="of:=CONCATENATE([.B19];LEFT([.C19];10-4))" office:value-type="string" office:string-value="0000000000000000000000000001" calcext:value-type="string">
            <text:p>0000000000000000000000000001</text:p>
          </table:table-cell>
          <table:table-cell table:formula="of:=MID([.C19];7;3)" office:value-type="string" office:string-value="000" calcext:value-type="string">
            <text:p>000</text:p>
          </table:table-cell>
          <table:table-cell table:formula="of:=RIGHT([.C19];1)" office:value-type="string" office:string-value="1" calcext:value-type="string">
            <text:p>1</text:p>
          </table:table-cell>
          <table:table-cell office:value-type="string" calcext:value-type="string">
            <text:p>HIT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T00:00:02.839318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1.633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2.4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Q3_C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9"/>
        <table:table-column table:style-name="co1" table:default-cell-style-name="ce9"/>
        <table:table-row table:style-name="ro1">
          <table:table-cell table:style-name="ce1"/>
          <table:table-cell table:style-name="ce4"/>
          <table:table-cell table:style-name="Default"/>
          <table:table-cell table:style-name="ce13" office:value-type="string" calcext:value-type="string">
            <text:p>Tag</text:p>
          </table:table-cell>
          <table:table-cell table:style-name="Default"/>
        </table:table-row>
        <table:table-row table:style-name="ro2">
          <table:table-cell table:style-name="ce2" office:value-type="string" calcext:value-type="string">
            <text:p>Addr.</text:p>
          </table:table-cell>
          <table:table-cell table:style-name="ce5" office:value-type="string" calcext:value-type="string" table:number-columns-spanned="2" table:number-rows-spanned="1">
            <text:p>Binary Address (32 bits)</text:p>
          </table:table-cell>
          <table:covered-table-cell table:style-name="ce9"/>
          <table:table-cell table:style-name="ce14" office:value-type="string" calcext:value-type="string">
            <text:p>32 bits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000000000000000000000</text:p>
          </table:table-cell>
          <table:table-cell table:style-name="ce10" table:formula="of:=DEC2BIN([.A3]; 10)" office:value-type="string" office:string-value="0000000001" calcext:value-type="string">
            <text:p>0000000001</text:p>
          </table:table-cell>
          <table:table-cell table:formula="of:=CONCATENATE([.B3];[.C3])" office:value-type="string" office:string-value="00000000000000000000000000000001" calcext:value-type="string">
            <text:p>0000000000000000000000000000000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0000000000000000000</text:p>
          </table:table-cell>
          <table:table-cell table:formula="of:=DEC2BIN([.A4]; 10)" office:value-type="string" office:string-value="0000000100" calcext:value-type="string">
            <text:p>0000000100</text:p>
          </table:table-cell>
          <table:table-cell table:formula="of:=CONCATENATE([.B4];[.C4])" office:value-type="string" office:string-value="00000000000000000000000000000100" calcext:value-type="string">
            <text:p>000000000000000000000000000001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0000000000000000000</text:p>
          </table:table-cell>
          <table:table-cell table:formula="of:=DEC2BIN([.A5]; 10)" office:value-type="string" office:string-value="0000001000" calcext:value-type="string">
            <text:p>0000001000</text:p>
          </table:table-cell>
          <table:table-cell table:formula="of:=CONCATENATE([.B5];[.C5])" office:value-type="string" office:string-value="00000000000000000000000000001000" calcext:value-type="string">
            <text:p>000000000000000000000000000010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0000000000000000000</text:p>
          </table:table-cell>
          <table:table-cell table:formula="of:=DEC2BIN([.A6]; 10)" office:value-type="string" office:string-value="0000000001" calcext:value-type="string">
            <text:p>0000000001</text:p>
          </table:table-cell>
          <table:table-cell table:formula="of:=CONCATENATE([.B6];[.C6])" office:value-type="string" office:string-value="00000000000000000000000000000001" calcext:value-type="string">
            <text:p>00000000000000000000000000000001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00000000000000000</text:p>
          </table:table-cell>
          <table:table-cell table:formula="of:=DEC2BIN([.A7]; 10)" office:value-type="string" office:string-value="0000000101" calcext:value-type="string">
            <text:p>0000000101</text:p>
          </table:table-cell>
          <table:table-cell table:formula="of:=CONCATENATE([.B7];[.C7])" office:value-type="string" office:string-value="00000000000000000000000000000101" calcext:value-type="string">
            <text:p>0000000000000000000000000000010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000000000000000000000</text:p>
          </table:table-cell>
          <table:table-cell table:formula="of:=DEC2BIN([.A8]; 10)" office:value-type="string" office:string-value="0000010100" calcext:value-type="string">
            <text:p>0000010100</text:p>
          </table:table-cell>
          <table:table-cell table:formula="of:=CONCATENATE([.B8];[.C8])" office:value-type="string" office:string-value="00000000000000000000000000010100" calcext:value-type="string">
            <text:p>000000000000000000000000000101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000000000000000000000</text:p>
          </table:table-cell>
          <table:table-cell table:formula="of:=DEC2BIN([.A9]; 10)" office:value-type="string" office:string-value="0000010001" calcext:value-type="string">
            <text:p>0000010001</text:p>
          </table:table-cell>
          <table:table-cell table:formula="of:=CONCATENATE([.B9];[.C9])" office:value-type="string" office:string-value="00000000000000000000000000010001" calcext:value-type="string">
            <text:p>0000000000000000000000000001000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000000000000000000000</text:p>
          </table:table-cell>
          <table:table-cell table:formula="of:=DEC2BIN([.A10]; 10)" office:value-type="string" office:string-value="0000010011" calcext:value-type="string">
            <text:p>0000010011</text:p>
          </table:table-cell>
          <table:table-cell table:formula="of:=CONCATENATE([.B10];[.C10])" office:value-type="string" office:string-value="00000000000000000000000000010011" calcext:value-type="string">
            <text:p>0000000000000000000000000001001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000000000000000000000</text:p>
          </table:table-cell>
          <table:table-cell table:formula="of:=DEC2BIN([.A11]; 10)" office:value-type="string" office:string-value="0000111000" calcext:value-type="string">
            <text:p>0000111000</text:p>
          </table:table-cell>
          <table:table-cell table:formula="of:=CONCATENATE([.B11];[.C11])" office:value-type="string" office:string-value="00000000000000000000000000111000" calcext:value-type="string">
            <text:p>0000000000000000000000000011100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0000000000000000000</text:p>
          </table:table-cell>
          <table:table-cell table:formula="of:=DEC2BIN([.A12]; 10)" office:value-type="string" office:string-value="0000001001" calcext:value-type="string">
            <text:p>0000001001</text:p>
          </table:table-cell>
          <table:table-cell table:formula="of:=CONCATENATE([.B12];[.C12])" office:value-type="string" office:string-value="00000000000000000000000000001001" calcext:value-type="string">
            <text:p>0000000000000000000000000000100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00000000000000000000</text:p>
          </table:table-cell>
          <table:table-cell table:formula="of:=DEC2BIN([.A13]; 10)" office:value-type="string" office:string-value="0000001011" calcext:value-type="string">
            <text:p>0000001011</text:p>
          </table:table-cell>
          <table:table-cell table:formula="of:=CONCATENATE([.B13];[.C13])" office:value-type="string" office:string-value="00000000000000000000000000001011" calcext:value-type="string">
            <text:p>0000000000000000000000000000101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0000000000000000000</text:p>
          </table:table-cell>
          <table:table-cell table:formula="of:=DEC2BIN([.A14]; 10)" office:value-type="string" office:string-value="0000000100" calcext:value-type="string">
            <text:p>0000000100</text:p>
          </table:table-cell>
          <table:table-cell table:formula="of:=CONCATENATE([.B14];[.C14])" office:value-type="string" office:string-value="00000000000000000000000000000100" calcext:value-type="string">
            <text:p>00000000000000000000000000000100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000000000000000000000</text:p>
          </table:table-cell>
          <table:table-cell table:formula="of:=DEC2BIN([.A15]; 10)" office:value-type="string" office:string-value="0000101011" calcext:value-type="string">
            <text:p>0000101011</text:p>
          </table:table-cell>
          <table:table-cell table:formula="of:=CONCATENATE([.B15];[.C15])" office:value-type="string" office:string-value="00000000000000000000000000101011" calcext:value-type="string">
            <text:p>00000000000000000000000000101011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00000000000000000</text:p>
          </table:table-cell>
          <table:table-cell table:formula="of:=DEC2BIN([.A16]; 10)" office:value-type="string" office:string-value="0000000101" calcext:value-type="string">
            <text:p>0000000101</text:p>
          </table:table-cell>
          <table:table-cell table:formula="of:=CONCATENATE([.B16];[.C16])" office:value-type="string" office:string-value="00000000000000000000000000000101" calcext:value-type="string">
            <text:p>00000000000000000000000000000101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0000000000000000000</text:p>
          </table:table-cell>
          <table:table-cell table:formula="of:=DEC2BIN([.A17]; 10)" office:value-type="string" office:string-value="0000000110" calcext:value-type="string">
            <text:p>0000000110</text:p>
          </table:table-cell>
          <table:table-cell table:formula="of:=CONCATENATE([.B17];[.C17])" office:value-type="string" office:string-value="00000000000000000000000000000110" calcext:value-type="string">
            <text:p>00000000000000000000000000000110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0000000000000000000</text:p>
          </table:table-cell>
          <table:table-cell table:formula="of:=DEC2BIN([.A18]; 10)" office:value-type="string" office:string-value="0000001001" calcext:value-type="string">
            <text:p>0000001001</text:p>
          </table:table-cell>
          <table:table-cell table:formula="of:=CONCATENATE([.B18];[.C18])" office:value-type="string" office:string-value="00000000000000000000000000001001" calcext:value-type="string">
            <text:p>00000000000000000000000000001001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0000000000000000000000</text:p>
          </table:table-cell>
          <table:table-cell table:style-name="ce12" table:formula="of:=DEC2BIN([.A19]; 10)" office:value-type="string" office:string-value="0000010001" calcext:value-type="string">
            <text:p>0000010001</text:p>
          </table:table-cell>
          <table:table-cell table:formula="of:=CONCATENATE([.B19];[.C19])" office:value-type="string" office:string-value="00000000000000000000000000010001" calcext:value-type="string">
            <text:p>00000000000000000000000000010001</text:p>
          </table:table-cell>
          <table:table-cell office:value-type="string" calcext:value-type="string">
            <text:p>HIT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T00:00:02.295366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math xmlns="http://www.w3.org/1998/Math/MathML">
  <semantics>
    <mtable>
      <mtr>
        <mtd>
          <mrow>
            <mrow>
              <mrow>
                <mo stretchy="false">(</mo>
                <mrow>
                  <mrow>
                    <mrow>
                      <mn>0.05</mn>
                      <mo stretchy="false">∗</mo>
                      <mrow>
                        <mfrac>
                          <mi>x</mi>
                          <mn>100</mn>
                        </mfrac>
                      </mrow>
                    </mrow>
                    <mo stretchy="false">∗</mo>
                    <mn>1</mn>
                  </mrow>
                </mrow>
                <mo stretchy="false">)</mo>
              </mrow>
              <mo stretchy="false">−</mo>
              <mrow>
                <mo stretchy="false">(</mo>
                <mrow>
                  <mrow>
                    <mrow>
                      <mn>0.05</mn>
                      <mo stretchy="false">∗</mo>
                      <mrow>
                        <mfrac>
                          <mrow>
                            <mo stretchy="false">(</mo>
                            <mrow>
                              <mrow>
                                <mn>1</mn>
                                <mo stretchy="false">−</mo>
                                <mi>x</mi>
                              </mrow>
                            </mrow>
                            <mo stretchy="false">)</mo>
                          </mrow>
                          <mn>100</mn>
                        </mfrac>
                      </mrow>
                    </mrow>
                    <mo stretchy="false">∗</mo>
                    <mn>2</mn>
                  </mrow>
                </mrow>
                <mo stretchy="false">)</mo>
              </mrow>
            </mrow>
            <mrow>
              <mi/>
              <mo stretchy="false">&gt;</mo>
              <mi/>
            </mrow>
            <mn>0</mn>
            <mi/>
            <mrow>
              <mi mathvariant="italic">cycles</mi>
              <mo stretchy="false">/</mo>
              <mi mathvariant="italic">unconditional</mi>
            </mrow>
            <mi mathvariant="italic">branch</mi>
          </mrow>
        </mtd>
      </mtr>
      <mtr>
        <mtd>
          <mrow>
            <mi/>
            <mi>x</mi>
            <mrow>
              <mi/>
              <mo stretchy="false">&gt;</mo>
              <mi/>
            </mrow>
            <mn>66.68</mn>
            <mtext>%</mtext>
          </mrow>
        </mtd>
      </mtr>
    </mtable>
    <annotation encoding="StarMath 5.0">(0.05 * {x over 100} * 1) - (0.05* {(1-x) over 100} *2) ~&gt;~0 ~cycles/unconditional branch
newline
~~~~~~~~~~~~~~~~~~~~~~~~~~~~~~~~~`x~&gt;~66.68"%"</annotation>
  </semantics>
</math>
</file>